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 fo:font-weight="bold" style:font-weight-asian="bold"/>
    </style:style>
    <style:style style:name="T4" style:family="text">
      <style:text-properties fo:color="#f3f3f3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BOalert</text:span></text:p>
      <text:p text:style-name="P1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2">This is an example of code created with Google Docs where :</text:span></text:p>
            <text:list xml:id="list3532680074" text:style-name="WWNum4">
              <text:list-item>
                <text:p text:style-name="P5"><text:span text:style-name="T2">BBOalert code is accompanied by a textual description of the system’s logic</text:span></text:p>
              </text:list-item>
              <text:list-item>
                <text:p text:style-name="P5"><text:span text:style-name="T2">Repeating part of code is hidden by using very light grey color for better readability</text:span></text:p>
              </text:list-item>
            </text:list>
            <text:p text:style-name="P4"><text:span text:style-name="T2">This enables you to document your bidding system in printable form and provide the data to BBOalert within the same file. Google Docs gives you a lot of features which are not provided by a simple ASCII text editor. The most important thing is the ability to share the data with your partner in real-time+9.</text:span></text:p>
          </table:table-cell>
        </table:table-row>
      </table:table>
      <text:p text:style-name="P2"/>
      <text:p text:style-name="P1"/>
      <text:p text:style-name="Standard">As 1NT opening denies 4 card major, no Stayman is used. 2C response becomes a mandatory transfer to express a weak hand with diamonds </text:p>
      <text:p text:style-name="Standard"/>
      <text:p text:style-name="Standard"><text:span text:style-name="T2">1N--,<text:tab/>2C,<text:tab/>Transfer -&gt; 2!D. The responder may pass with 5+!D and weak hand</text:span></text:p>
      <text:p text:style-name="Standard"><text:span text:style-name="T4">1N--,</text:span><text:span text:style-name="T2"><text:tab/>2D,<text:tab/>Transfer -&gt; 2!H. The responder may pass with 5+!H and weak hand</text:span></text:p>
      <text:p text:style-name="Standard"><text:span text:style-name="T4">1N--,</text:span><text:span text:style-name="T2"><text:tab/>2H,<text:tab/>Transfer -&gt; 2!S. The responder may pass with 5+!S and weak hand</text:span></text:p>
      <text:p text:style-name="Standard"><text:span text:style-name="T4">1N--,</text:span><text:span text:style-name="T2"><text:tab/>2N,<text:tab/>Transfer -&gt; 3!C. The responder may pass with 5+!C and weak hand</text:span></text:p>
      <text:p text:style-name="Standard"/>
      <text:p text:style-name="Standard"><text:span text:style-name="T1">Case 1 : if responder is weak, he can :</text:span></text:p>
      <text:p text:style-name="Standard"/>
      <text:list xml:id="list4035137844" text:style-name="WWNum3">
        <text:list-item>
          <text:p text:style-name="P6">pass 1NT</text:p>
        </text:list-item>
        <text:list-item>
          <text:p text:style-name="P6">use transfer and pass</text:p>
        </text:list-item>
        <text:list-item>
          <text:p text:style-name="P6">use 1NT-2C-2D transfert and bid 2H with weak major two-suiter</text:p>
        </text:list-item>
      </text:list>
      <text:p text:style-name="P11"><text:span text:style-name="T2">1N--2C--,<text:tab/>2H,<text:tab/>weak 5!H5!S. Opener should pass or correct to 2!S</text:span></text:p>
      <text:list xml:id="list14452251133428" text:continue-numbering="true" text:style-name="WWNum3">
        <text:list-item>
          <text:p text:style-name="P6">bid 3C with weak two-suiter at least 4-4</text:p>
        </text:list-item>
      </text:list>
      <text:p text:style-name="P11"><text:span text:style-name="T2">1N--,<text:tab/>3C,<text:tab/>weak 4+!C4+!D. The opener should pass or correct to 3!D</text:span></text:p>
      <text:p text:style-name="Standard"/>
      <text:p text:style-name="Standard"><text:span text:style-name="T1">Case 2 : if responder has only invitational values he can :</text:span></text:p>
      <text:p text:style-name="Standard"/>
      <text:list xml:id="list1270060873" text:style-name="WWNum5">
        <text:list-item>
          <text:p text:style-name="P7">ask opener’s force using 1NT-2C-2D transfert</text:p>
        </text:list-item>
      </text:list>
      <text:p text:style-name="P12"><text:soft-page-break/><text:span text:style-name="T2">1N--2C--2D--,<text:tab/><text:tab/>2S,<text:tab/>asking opener’s force either inviting to game or slam zone</text:span></text:p>
      <text:p text:style-name="P12"><text:span text:style-name="T4">1N--2C--2D--</text:span><text:span text:style-name="T2">2S--,<text:tab/><text:tab/>2N,<text:tab/>minimum</text:span></text:p>
      <text:p text:style-name="P12"><text:span text:style-name="T4">1N--2C--2D--2S--,</text:span><text:span text:style-name="T2"><text:tab/><text:tab/>3C,<text:tab/>maximum short in !C</text:span></text:p>
      <text:p text:style-name="P12"><text:span text:style-name="T4">1N--2C--2D--2S--,</text:span><text:span text:style-name="T2"><text:tab/><text:tab/>3D,<text:tab/>maximum short in !D</text:span></text:p>
      <text:p text:style-name="P12"><text:span text:style-name="T4">1N--2C--2D--2S--,</text:span><text:span text:style-name="T2"><text:tab/><text:tab/>3H,<text:tab/>maximum short in !H</text:span></text:p>
      <text:p text:style-name="P12"><text:span text:style-name="T4">1N--2C--2D--2S--,<text:tab/></text:span><text:span text:style-name="T2"><text:tab/>3S,<text:tab/>maximum short in !S</text:span></text:p>
      <text:p text:style-name="P12"><text:span text:style-name="T4">1N--2C--2D--2S--,</text:span><text:span text:style-name="T2"><text:tab/><text:tab/>3N,<text:tab/>maximum 4333</text:span></text:p>
      <text:list xml:id="list14451322855678" text:continue-numbering="true" text:style-name="WWNum5">
        <text:list-item>
          <text:p text:style-name="P7">Bid his 5+ card Hearts using transfer and then :</text:p>
        </text:list-item>
      </text:list>
      <text:p text:style-name="Standard"><text:tab/><text:span text:style-name="T2">1N--2D--2H--,<text:tab/><text:tab/>2S,<text:tab/>5!H5!S inviting to game</text:span></text:p>
      <text:p text:style-name="P11"><text:span text:style-name="T4">1N--2D--2H--,</text:span><text:span text:style-name="T2"><text:tab/><text:tab/>2N,<text:tab/>5!H inviting to game</text:span></text:p>
      <text:p text:style-name="P11"><text:span text:style-name="T4">1N--2D--2H--,<text:tab/></text:span><text:span text:style-name="T2"><text:tab/>3C,<text:tab/>5!H5!C inviting to game</text:span></text:p>
      <text:p text:style-name="P11"><text:span text:style-name="T4">1N--2D--2H--,</text:span><text:span text:style-name="T2"><text:tab/><text:tab/>3D,<text:tab/>5!H5!D inviting to game</text:span></text:p>
      <text:p text:style-name="P11"><text:span text:style-name="T4">1N--2D--2H--,</text:span><text:span text:style-name="T2"><text:tab/><text:tab/>3H,<text:tab/>6!H inviting to game</text:span></text:p>
      <text:list xml:id="list2317770266" text:style-name="WWNum6">
        <text:list-item>
          <text:p text:style-name="P8">Bid his 5+ card Spades using transfer and then :</text:p>
        </text:list-item>
      </text:list>
      <text:p text:style-name="P12"><text:span text:style-name="T2">1N--2H--2S--,<text:tab/><text:tab/>2N,<text:tab/>5!S inviting to game</text:span></text:p>
      <text:p text:style-name="P12"><text:span text:style-name="T4">1N--2H--2S--,</text:span><text:span text:style-name="T2"><text:tab/><text:tab/>3C,<text:tab/>5!S5!C inviting to game</text:span></text:p>
      <text:p text:style-name="P12"><text:span text:style-name="T4">1N--2H--2S--,</text:span><text:span text:style-name="T2"><text:tab/><text:tab/>3D,<text:tab/>5!S5!D inviting to game</text:span></text:p>
      <text:p text:style-name="P12"><text:span text:style-name="T4">1N--2H--2S--,</text:span><text:span text:style-name="T2"><text:tab/><text:tab/>3H,<text:tab/>5!S GF short in !H</text:span></text:p>
      <text:p text:style-name="P12"><text:span text:style-name="T4">1N--2H--2S--,</text:span><text:span text:style-name="T2"><text:tab/><text:tab/>3S,<text:tab/>6!S inviting to game</text:span></text:p>
      <text:list xml:id="list46411722" text:style-name="WWNum2">
        <text:list-item>
          <text:p text:style-name="P9">Bid his 5+ card Diamonds using transfer and then :</text:p>
        </text:list-item>
      </text:list>
      <text:p text:style-name="P12"><text:span text:style-name="T2">1N--2C--2D--,<text:tab/><text:tab/>2N,<text:tab/>5+!D limit</text:span></text:p>
      <text:p text:style-name="P12"><text:span text:style-name="T4">1N--2C--2D--,</text:span><text:span text:style-name="T2"><text:tab/><text:tab/>3C,<text:tab/>5!D5!C inviting to game</text:span></text:p>
      <text:p text:style-name="P12"><text:span text:style-name="T4">1N--2C--2D--,</text:span><text:span text:style-name="T2"><text:tab/><text:tab/>3D,<text:tab/>6!D inviting to game</text:span></text:p>
      <text:p text:style-name="P12"><text:span text:style-name="T4">1N--2N--3C--,</text:span><text:span text:style-name="T2"><text:tab/><text:tab/>3D,<text:tab/>6!D inviting to game if opener has one top honor<text:tab/></text:span></text:p>
      <text:list xml:id="list14452957015810" text:continue-numbering="true" text:style-name="WWNum2">
        <text:list-item>
          <text:p text:style-name="P9">Bid his 5+ card Clubs using transfer and then :</text:p>
        </text:list-item>
      </text:list>
      <text:p text:style-name="P12"><text:span text:style-name="T2">1N--2S--2N--,<text:tab/><text:tab/>3C,<text:tab/>6!D inviting to game if opener has one top honor</text:span></text:p>
      <text:p text:style-name="P2"><text:soft-page-break/></text:p>
      <text:p text:style-name="Standard"/>
      <text:p text:style-name="Standard"><text:span text:style-name="T1">Case 3 : if responder has a trivial hand with 5+M and GF values :</text:span></text:p>
      <text:p text:style-name="P2"/>
      <text:p text:style-name="P12"><text:span text:style-name="T2">1N--2D--2H--,<text:tab/><text:tab/>3N,<text:tab/>opener should bid 4!H with fit or pass</text:span></text:p>
      <text:p text:style-name="P12"><text:span text:style-name="T4">1N--2D--2H--,</text:span><text:span text:style-name="T2"><text:tab/><text:tab/>4H,<text:tab/>6!H sign-off</text:span></text:p>
      <text:p text:style-name="P12"><text:span text:style-name="T2">1N--4C--,<text:tab/>4D,<text:tab/>6!H to be played by responder</text:span></text:p>
      <text:p text:style-name="P12"><text:span text:style-name="T2">1N--4C--4D--,<text:tab/><text:tab/>4!H,<text:tab/>6!H sign-off</text:span></text:p>
      <text:p text:style-name="P12"><text:span text:style-name="T2">1N--2H--2S--,<text:tab/><text:tab/>3N,<text:tab/>opener should bid 4!S with fit or pass</text:span></text:p>
      <text:p text:style-name="P12"><text:span text:style-name="T4">1N--2H--2S--,</text:span><text:span text:style-name="T2"><text:tab/><text:tab/>4S,<text:tab/>6!H sign-off</text:span></text:p>
      <text:p text:style-name="P12"><text:span text:style-name="T2">1N--4D--,<text:tab/>4H,<text:tab/>6!H to be played by responder</text:span></text:p>
      <text:p text:style-name="P12"><text:span text:style-name="T2">1N--4D--4H--,<text:tab/><text:tab/>4S,<text:tab/>6!S sign-off</text:span></text:p>
      <text:p text:style-name="P13"/>
      <text:p text:style-name="P2"/>
      <text:p text:style-name="Standard"><text:span text:style-name="T1">Case 4 : if responder has a problematic hand with shortness in a major</text:span></text:p>
      <text:p text:style-name="Standard"/>
      <text:p text:style-name="Standard">Shortness in a major suit is potential vulnerability when the openers has no double stopper. In such a case game contract with 4-3 major fit should be considered. The responder shows short major by bidding it at level 3. Typical sequences are :</text:p>
      <text:p text:style-name="Standard"/>
      <text:p text:style-name="Standard"><text:tab/><text:span text:style-name="T2">1N--,<text:tab/><text:tab/>3H,<text:tab/>4441 short in !H</text:span></text:p>
      <text:p text:style-name="Standard"><text:span text:style-name="T2"><text:tab/></text:span><text:span text:style-name="T4">1N--,</text:span><text:span text:style-name="T2"><text:tab/><text:tab/>3S,<text:tab/>4441 short in !S</text:span></text:p>
      <text:p text:style-name="P11"><text:span text:style-name="T2">1N--2C--2D--,<text:tab/><text:tab/>3H,<text:tab/>5!D4!S GF short in !H</text:span></text:p>
      <text:p text:style-name="P11"><text:span text:style-name="T4">1N--2C--2D--,</text:span><text:span text:style-name="T2"><text:tab/><text:tab/>3S,<text:tab/>5!D4!H GF short in !S</text:span></text:p>
      <text:p text:style-name="P11"><text:span text:style-name="T2">1N--2S--2N--,<text:tab/><text:tab/>3H,<text:tab/>5!C4!S GF short in !H</text:span></text:p>
      <text:p text:style-name="P11"><text:span text:style-name="T4">1N--2S--2N--,</text:span><text:span text:style-name="T2"><text:tab/><text:tab/>3S,<text:tab/>5!C4!H GF short in !S</text:span></text:p>
      <text:p text:style-name="P2"/>
      <text:p text:style-name="Standard">If the responder has no 4 card major game contract in a minor should be considered:</text:p>
      <text:p text:style-name="Standard"><text:soft-page-break/></text:p>
      <text:p text:style-name="P11"><text:span text:style-name="T2">1N--,<text:tab/><text:tab/>3D,<text:tab/>5!C5!D GF</text:span></text:p>
      <text:p text:style-name="P11"><text:span text:style-name="T2">1N--2S--,<text:tab/>3D,<text:tab/>5m-4m-3M-1M shortness in unknown major</text:span></text:p>
      <text:p text:style-name="Standard"/>
      <text:p text:style-name="Standard"><text:span text:style-name="T1">Case 5 : if responder has slam values :</text:span></text:p>
      <text:p text:style-name="Standard"/>
      <text:list xml:id="list3945820379" text:style-name="WWNum1">
        <text:list-item>
          <text:p text:style-name="P10">He should always begin with the inquiry of opener’s force as in Case 2 and then bid naturally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67" meta:word-count="782" meta:character-count="3732" meta:non-whitespace-character-count="3107"/>
    <meta:generator>LibreOfficeDev/6.0.5.2$Linux_X86_64 LibreOffice_project/</meta:generator>
  </office:meta>
</office:document-meta>
</file>